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5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2ds1-2sp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04570074549098198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044869406427434456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04938617823014548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03404402912630682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3" table:number-rows-repeated="2">
          <table:table-cell table:style-name="ce3" table:number-columns-repeated="4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2ds3-2g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9176817446987999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4489571813675844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3999700460622993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32237537860604015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monkey</text:p>
          </table:table-cell>
          <table:covered-table-cell table:number-columns-repeated="2" table:style-name="ce3"/>
          <table:covered-table-cell table:style-name="ce7"/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.42891872247627943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.5186847643237168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.6116365735234649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.479392002779678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6192809063170486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48910371573537775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.4224024552517127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.5514889289321689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974">
          <table:table-cell table:number-columns-repeated="6"/>
          <table:table-cell table:style-name="ce7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2:39:21.423375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8T22:52:23.070697655</dc:date>
    <meta:editing-duration>PT18M53S</meta:editing-duration>
    <meta:editing-cycles>3</meta:editing-cycles>
    <meta:document-statistic meta:table-count="1" meta:cell-count="47" meta:object-count="0"/>
  </office:meta>
</office:document-meta>
</file>